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automatic-styles>
    <style:style style:name="P1" style:family="paragraph" style:parent-style-name="Standard">
      <style:paragraph-properties fo:text-align="center" style:justify-single-word="false"/>
      <style:text-properties fo:font-weight="bold" officeooo:rsid="000a5926" officeooo:paragraph-rsid="000a5926" style:font-weight-asian="bold" style:font-weight-complex="bold"/>
    </style:style>
    <style:style style:name="P2" style:family="paragraph" style:parent-style-name="Standard">
      <style:text-properties fo:font-weight="bold" officeooo:rsid="000c5464" officeooo:paragraph-rsid="000c5464" style:font-weight-asian="bold" style:font-weight-complex="bold"/>
    </style:style>
    <style:style style:name="P3" style:family="paragraph" style:parent-style-name="Standard">
      <style:text-properties fo:font-weight="bold" officeooo:rsid="000fc5a6" officeooo:paragraph-rsid="000fc5a6" style:font-weight-asian="bold" style:font-weight-complex="bold"/>
    </style:style>
    <style:style style:name="P4" style:family="paragraph" style:parent-style-name="Standard">
      <style:text-properties fo:font-weight="bold" officeooo:rsid="00112bbd" officeooo:paragraph-rsid="00112bbd" style:font-weight-asian="bold" style:font-weight-complex="bold"/>
    </style:style>
    <style:style style:name="P5" style:family="paragraph" style:parent-style-name="Standard">
      <style:text-properties fo:font-weight="bold" officeooo:rsid="0012551e" officeooo:paragraph-rsid="0012551e" style:font-weight-asian="bold" style:font-weight-complex="bold"/>
    </style:style>
    <style:style style:name="P6" style:family="paragraph" style:parent-style-name="Standard">
      <style:text-properties fo:font-weight="bold" officeooo:rsid="00132157" officeooo:paragraph-rsid="00132157" style:font-weight-asian="bold" style:font-weight-complex="bold"/>
    </style:style>
    <style:style style:name="P7" style:family="paragraph" style:parent-style-name="Standard">
      <style:paragraph-properties fo:text-align="center" style:justify-single-word="false"/>
      <style:text-properties fo:font-weight="bold" officeooo:rsid="00135309" officeooo:paragraph-rsid="00135309" style:font-weight-asian="bold" style:font-weight-complex="bold"/>
    </style:style>
    <style:style style:name="P8" style:family="paragraph" style:parent-style-name="Standard">
      <style:text-properties fo:font-weight="normal" officeooo:rsid="000c5464" officeooo:paragraph-rsid="000c5464" style:font-weight-asian="normal" style:font-weight-complex="normal"/>
    </style:style>
    <style:style style:name="P9" style:family="paragraph" style:parent-style-name="Standard">
      <style:text-properties fo:font-weight="normal" officeooo:rsid="000da2b1" officeooo:paragraph-rsid="000da2b1" style:font-weight-asian="normal" style:font-weight-complex="normal"/>
    </style:style>
    <style:style style:name="P10" style:family="paragraph" style:parent-style-name="Standard">
      <style:text-properties fo:font-weight="normal" officeooo:rsid="000fc5a6" officeooo:paragraph-rsid="000fc5a6" style:font-weight-asian="normal" style:font-weight-complex="normal"/>
    </style:style>
    <style:style style:name="P11" style:family="paragraph" style:parent-style-name="Standard">
      <style:text-properties fo:font-weight="normal" officeooo:rsid="0010b86d" officeooo:paragraph-rsid="0010b86d" style:font-weight-asian="normal" style:font-weight-complex="normal"/>
    </style:style>
    <style:style style:name="P12" style:family="paragraph" style:parent-style-name="Standard">
      <style:text-properties fo:font-weight="normal" officeooo:rsid="00112bbd" officeooo:paragraph-rsid="00112bbd" style:font-weight-asian="normal" style:font-weight-complex="normal"/>
    </style:style>
    <style:style style:name="P13" style:family="paragraph" style:parent-style-name="Standard">
      <style:text-properties fo:font-weight="normal" officeooo:rsid="001186d7" officeooo:paragraph-rsid="001186d7" style:font-weight-asian="normal" style:font-weight-complex="normal"/>
    </style:style>
    <style:style style:name="P14" style:family="paragraph" style:parent-style-name="Standard">
      <style:paragraph-properties fo:text-align="center" style:justify-single-word="false"/>
      <style:text-properties fo:font-weight="normal" officeooo:rsid="00135309" officeooo:paragraph-rsid="00135309" style:font-weight-asian="normal" style:font-weight-complex="normal"/>
    </style:style>
    <style:style style:name="P15" style:family="paragraph" style:parent-style-name="Standard">
      <style:text-properties fo:font-weight="normal" officeooo:rsid="0014f242" officeooo:paragraph-rsid="0014f242" style:font-weight-asian="normal" style:font-weight-complex="normal"/>
    </style:style>
    <style:style style:name="P16" style:family="paragraph" style:parent-style-name="Standard">
      <style:text-properties fo:font-weight="normal" officeooo:rsid="0017b6a7" officeooo:paragraph-rsid="0017b6a7" style:font-weight-asian="normal" style:font-weight-complex="normal"/>
    </style:style>
    <style:style style:name="P17" style:family="paragraph" style:parent-style-name="Standard">
      <style:text-properties fo:font-weight="normal" officeooo:rsid="001a979c" officeooo:paragraph-rsid="001a979c" style:font-weight-asian="normal" style:font-weight-complex="normal"/>
    </style:style>
    <style:style style:name="P18" style:family="paragraph" style:parent-style-name="Standard">
      <style:text-properties fo:font-weight="normal" officeooo:rsid="001ec0de" officeooo:paragraph-rsid="001ec0de" style:font-weight-asian="normal" style:font-weight-complex="normal"/>
    </style:style>
    <style:style style:name="P19" style:family="paragraph" style:parent-style-name="Standard">
      <style:text-properties fo:font-weight="normal" officeooo:rsid="00132157" officeooo:paragraph-rsid="0012551e" style:font-weight-asian="normal" style:font-weight-complex="normal"/>
    </style:style>
    <style:style style:name="P20" style:family="paragraph" style:parent-style-name="Standard">
      <style:text-properties fo:font-weight="normal" officeooo:rsid="0012551e" officeooo:paragraph-rsid="0012551e" style:font-weight-asian="normal" style:font-weight-complex="normal"/>
    </style:style>
    <style:style style:name="P21" style:family="paragraph" style:parent-style-name="Standard">
      <style:text-properties fo:font-weight="normal" officeooo:rsid="002254ab" officeooo:paragraph-rsid="002254ab" style:font-weight-asian="normal" style:font-weight-complex="normal"/>
    </style:style>
    <style:style style:name="P22" style:family="paragraph" style:parent-style-name="Standard">
      <style:text-properties fo:font-weight="bold" officeooo:rsid="0012551e" officeooo:paragraph-rsid="0012551e" style:font-weight-asian="bold" style:font-weight-complex="bold"/>
    </style:style>
    <style:style style:name="P23" style:family="paragraph" style:parent-style-name="Standard">
      <style:text-properties fo:font-weight="bold" officeooo:rsid="0025142a" officeooo:paragraph-rsid="0025142a" style:font-weight-asian="bold" style:font-weight-complex="bold"/>
    </style:style>
    <style:style style:name="P24" style:family="paragraph" style:parent-style-name="Standard">
      <style:text-properties fo:font-weight="bold" officeooo:rsid="00266c9e" officeooo:paragraph-rsid="00266c9e" style:font-weight-asian="bold" style:font-weight-complex="bold"/>
    </style:style>
    <style:style style:name="P25" style:family="paragraph" style:parent-style-name="Standard">
      <style:text-properties fo:font-weight="normal" officeooo:rsid="0012551e" officeooo:paragraph-rsid="0012551e" style:font-weight-asian="normal" style:font-weight-complex="normal"/>
    </style:style>
    <style:style style:name="P26" style:family="paragraph" style:parent-style-name="Standard">
      <style:text-properties fo:font-weight="normal" officeooo:rsid="0025142a" officeooo:paragraph-rsid="0025142a" style:font-weight-asian="normal" style:font-weight-complex="normal"/>
    </style:style>
    <style:style style:name="P27" style:family="paragraph" style:parent-style-name="Standard">
      <style:text-properties fo:font-weight="normal" officeooo:rsid="0025142a" officeooo:paragraph-rsid="00266c9e" style:font-weight-asian="normal" style:font-weight-complex="normal"/>
    </style:style>
    <style:style style:name="P28" style:family="paragraph" style:parent-style-name="Standard">
      <style:text-properties fo:font-weight="normal" officeooo:rsid="00266c9e" officeooo:paragraph-rsid="00266c9e" style:font-weight-asian="normal" style:font-weight-complex="normal"/>
    </style:style>
    <style:style style:name="P29" style:family="paragraph" style:parent-style-name="Standard">
      <style:text-properties fo:font-weight="normal" officeooo:rsid="00281d54" officeooo:paragraph-rsid="00281d54" style:font-weight-asian="normal" style:font-weight-complex="normal"/>
    </style:style>
    <style:style style:name="P30" style:family="paragraph" style:parent-style-name="Standard">
      <style:text-properties fo:font-weight="normal" officeooo:rsid="0028ef0a" officeooo:paragraph-rsid="0028ef0a" style:font-weight-asian="normal" style:font-weight-complex="normal"/>
    </style:style>
    <style:style style:name="P31" style:family="paragraph">
      <style:paragraph-properties style:writing-mode="lr-tb"/>
      <style:text-properties fo:font-size="12pt"/>
    </style:style>
    <style:style style:name="P32" style:family="paragraph">
      <loext:graphic-properties draw:fill="solid" draw:fill-color="#dee6ef"/>
      <style:paragraph-properties style:writing-mode="lr-tb"/>
      <style:text-properties fo:font-size="12pt"/>
    </style:style>
    <style:style style:name="P33" style:family="paragraph">
      <style:paragraph-properties style:writing-mode="lr-tb"/>
    </style:style>
    <style:style style:name="P34" style:family="paragraph">
      <loext:graphic-properties draw:fill="solid" draw:fill-color="#dee6ef"/>
      <style:paragraph-properties style:writing-mode="lr-tb"/>
    </style:style>
    <style:style style:name="T1" style:family="text">
      <style:text-properties officeooo:rsid="000da2b1"/>
    </style:style>
    <style:style style:name="T2" style:family="text">
      <style:text-properties fo:font-weight="normal" style:font-weight-asian="normal" style:font-weight-complex="normal"/>
    </style:style>
    <style:style style:name="T3" style:family="text">
      <style:text-properties fo:font-weight="normal" officeooo:rsid="00132157"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0e07e0" style:font-style-asian="normal" style:font-style-complex="normal"/>
    </style:style>
    <style:style style:name="T6" style:family="text">
      <style:text-properties officeooo:rsid="000e07e0"/>
    </style:style>
    <style:style style:name="T7" style:family="text">
      <style:text-properties officeooo:rsid="000fc5a6"/>
    </style:style>
    <style:style style:name="T8" style:family="text">
      <style:text-properties officeooo:rsid="0010b86d"/>
    </style:style>
    <style:style style:name="T9" style:family="text">
      <style:text-properties officeooo:rsid="00132157"/>
    </style:style>
    <style:style style:name="T10" style:family="text">
      <style:text-properties officeooo:rsid="0013e288"/>
    </style:style>
    <style:style style:name="T11" style:family="text">
      <style:text-properties officeooo:rsid="00198f2d"/>
    </style:style>
    <style:style style:name="T12" style:family="text">
      <style:text-properties officeooo:rsid="001a979c"/>
    </style:style>
    <style:style style:name="T13" style:family="text">
      <style:text-properties officeooo:rsid="001cf2a8"/>
    </style:style>
    <style:style style:name="T14" style:family="text">
      <style:text-properties officeooo:rsid="001f6a3c"/>
    </style:style>
    <style:style style:name="T15" style:family="text">
      <style:text-properties officeooo:rsid="0025142a"/>
    </style:style>
    <style:style style:name="T16" style:family="text">
      <style:text-properties officeooo:rsid="00266c9e"/>
    </style:style>
    <style:style style:name="T17" style:family="text">
      <style:text-properties officeooo:rsid="00281d54"/>
    </style:style>
    <style:style style:name="T18" style:family="text">
      <style:text-properties fo:font-size="12pt"/>
    </style:style>
    <style:style style:name="gr1" style:family="graphic">
      <style:graphic-properties draw:textarea-horizontal-align="justify" draw:textarea-vertical-align="middle" draw:auto-grow-height="false" fo:min-height="0.2756in" fo:min-width="0.0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dee6ef" draw:textarea-horizontal-align="justify" draw:textarea-vertical-align="middle" draw:auto-grow-height="false" fo:min-height="0.5028in" fo:min-width="0.9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dee6ef" draw:textarea-horizontal-align="justify" draw:textarea-vertical-align="middle" draw:auto-grow-height="false" fo:min-height="0.502in" fo:min-width="0.8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4228in" fo:min-width="0.1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807in" fo:min-width="0.34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8402in" fo:min-width="0.0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2311in" fo:min-width="0.3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555in" fo:min-width="0.3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imating electron <text:span text:style-name="T1">charge </text:span>density by comparing wave function derivatives</text:p>
      <text:p text:style-name="P7"/>
      <text:p text:style-name="P14">David <text:span text:style-name="T10">A </text:span>O’Connor</text:p>
      <text:p text:style-name="P2"/>
      <text:p text:style-name="P2">Abstract</text:p>
      <text:p text:style-name="P2"/>
      <text:p text:style-name="P9">In this paper, I describe an ab-initio technique used to estimate electron charge density in atoms and molecules. For a given potential and electron count, a trial wave function is created for each electron using basis functions. <text:span text:style-name="T7">We use the Born-Oppenheimer assumption. </text:span>We use <text:span text:style-name="T4">Schrodinger’s interpretation of the squared wave function as a proxy for charge density. From this charge density, we infer a coulomb potential, spread out across 3d space. Given a trial energy, this potential, </text:span><text:span text:style-name="T5">and the trial wave function</text:span><text:span text:style-name="T4"> we are able to solve for \psi’’</text:span> <text:span text:style-name="T6">for a given electron using the Schrodinger equation. By comparing this to the \psi’’ calculated by numerically (or analytically given analytic basis functions) differentiating the trial wave function, we compute a score calculated from a least-squares difference. We vary the trial E to minimize this score. By varying the basis functions used and weights assigned to them, we converge on an accurate solution, as measured by the least-squares \psi’’ score.</text:span></text:p>
      <text:p text:style-name="P8"/>
      <text:p text:style-name="P8"/>
      <text:p text:style-name="P2">Introduction</text:p>
      <text:p text:style-name="P2"/>
      <text:p text:style-name="P10">Electron charge density from as a function of space is an important property of atomic systems, because it determines several important properties of systems, including kinematics and energy. <text:span text:style-name="T8">One applications is using classical (Newtonian) mechanics to model an atomic system over time; this can only be done if Coulomb potentials are known. To a reasonable degree, we can model atomic nucleii are point charges. Using Schrodinger’s model of charge density, we assume that an electron’s wave function.</text:span></text:p>
      <text:p text:style-name="P10"/>
      <text:p text:style-name="P11">Like the Hartree-Fock method, this technique models a wave function for each electron. </text:p>
      <text:p text:style-name="P10"/>
      <text:p text:style-name="P10"/>
      <text:p text:style-name="P4">Central principle</text:p>
      <text:p text:style-name="P12"/>
      <text:p text:style-name="P15">We can think of the central flow like this:</text:p>
      <text:p text:style-name="P15"><draw:custom-shape text:anchor-type="paragraph" draw:z-index="0" draw:name="Shape 1" draw:style-name="gr3" draw:text-style-name="P34" svg:width="0.8996in" svg:height="0.5024in" svg:x="0.8772in" svg:y="0.0701in"><text:p text:style-name="P33">Trial \psi</text:p><text:p text:style-name="P33"/><draw:enhanced-geometry svg:viewBox="0 0 21600 21600" draw:glue-points="10800 0 0 10800 10800 21600 21600 10800" draw:type="flowchart-process" draw:enhanced-path="M 0 0 L 21600 0 21600 21600 0 21600 0 0 Z N"/></draw:custom-shape></text:p>
      <text:p text:style-name="P15"/>
      <text:p text:style-name="P12"><draw:custom-shape text:anchor-type="paragraph" draw:z-index="13" draw:name="Shape 17" draw:style-name="gr6" svg:width="0.1335in" svg:height="2.1031in" svg:x="-0.1264in" svg:y="0.1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draw:custom-shape text:anchor-type="paragraph" draw:z-index="8" draw:name="Shape 12" draw:style-name="gr1" svg:width="0.1335in" svg:height="0.315in" svg:x="1.502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 13" draw:style-name="gr1" svg:width="0.1335in" svg:height="0.315in" svg:x="0.8291in" svg:y="0.11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draw:custom-shape text:anchor-type="paragraph" draw:z-index="2" draw:name="Shape 3" draw:style-name="gr3" draw:text-style-name="P34" svg:width="0.8996in" svg:height="0.5024in" svg:x="1.3126in" svg:y="0.0134in"><text:p text:style-name="P33">\psi^2</text:p><text:p text:style-name="P33"/><draw:enhanced-geometry svg:viewBox="0 0 21600 21600" draw:glue-points="10800 0 0 10800 10800 21600 21600 10800" draw:type="flowchart-process" draw:enhanced-path="M 0 0 L 21600 0 21600 21600 0 21600 0 0 Z N"/></draw:custom-shape><draw:custom-shape text:anchor-type="paragraph" draw:z-index="1" draw:name="Shape 2" draw:style-name="gr3" draw:text-style-name="P34" svg:width="0.8996in" svg:height="0.5024in" svg:x="0.0437in" svg:y="0.0937in"><text:p text:style-name="P33">\psi’’ meas</text:p><text:p text:style-name="P33"/><draw:enhanced-geometry svg:viewBox="0 0 21600 21600" draw:glue-points="10800 0 0 10800 10800 21600 21600 10800" draw:type="flowchart-process" draw:enhanced-path="M 0 0 L 21600 0 21600 21600 0 21600 0 0 Z N"/></draw:custom-shape><draw:custom-shape text:anchor-type="paragraph" draw:z-index="4" draw:name="Shape 7" draw:style-name="gr3" draw:text-style-name="P34" svg:width="0.8996in" svg:height="0.5024in" svg:x="2.7992in" svg:y="0.0972in"><text:p text:style-name="P33">Newtonian force on other nuclei</text:p><text:p text:style-name="P33"/><draw:enhanced-geometry svg:viewBox="0 0 21600 21600" draw:glue-points="10800 0 0 10800 10800 21600 21600 10800" draw:type="flowchart-process" draw:enhanced-path="M 0 0 L 21600 0 21600 21600 0 21600 0 0 Z N"/></draw:custom-shape></text:p>
      <text:p text:style-name="P12"/>
      <text:p text:style-name="P5"><draw:custom-shape text:anchor-type="paragraph" draw:z-index="12" draw:name="Shape 10" draw:style-name="gr7" svg:width="0.398in" svg:height="0.4622in" svg:x="2.3165in" svg:y="0.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0" draw:name="Shape 14" draw:style-name="gr1" svg:width="0.1335in" svg:height="0.315in" svg:x="1.6819in" svg:y="0.006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7" draw:name="Shape 9" draw:style-name="gr3" draw:text-style-name="P34" svg:width="0.8996in" svg:height="0.5024in" svg:x="2.7902in" svg:y="0.1335in"><text:p text:style-name="P33">V acting on other electrons</text:p><text:p text:style-name="P33"/><draw:enhanced-geometry svg:viewBox="0 0 21600 21600" draw:glue-points="10800 0 0 10800 10800 21600 21600 10800" draw:type="flowchart-process" draw:enhanced-path="M 0 0 L 21600 0 21600 21600 0 21600 0 0 Z N"/></draw:custom-shape><draw:custom-shape text:anchor-type="paragraph" draw:z-index="18" draw:name="Shape 16" draw:style-name="gr2" draw:text-style-name="P32" svg:width="0.9012in" svg:height="0.5031in" svg:x="0.1764in" svg:y="0.1043in"><text:p text:style-name="P31"><text:span text:style-name="T18">Trial E</text:span></text:p><text:p text:style-name="P31"><text:span text:style-name="T18"/></text:p><draw:enhanced-geometry svg:viewBox="0 0 21600 21600" draw:glue-points="10800 0 0 10800 10800 21600 21600 10800" draw:type="flowchart-process" draw:enhanced-path="M 0 0 L 21600 0 21600 21600 0 21600 0 0 Z N"/></draw:custom-shape></text:p>
      <text:p text:style-name="P5"><draw:custom-shape text:anchor-type="paragraph" draw:z-index="3" draw:name="Shape 4" draw:style-name="gr3" draw:text-style-name="P34" svg:width="0.8996in" svg:height="0.5024in" svg:x="1.3126in" svg:y="0.0071in"><text:p text:style-name="P33">Charge density</text:p><text:p text:style-name="P33"/><draw:enhanced-geometry svg:viewBox="0 0 21600 21600" draw:glue-points="10800 0 0 10800 10800 21600 21600 10800" draw:type="flowchart-process" draw:enhanced-path="M 0 0 L 21600 0 21600 21600 0 21600 0 0 Z N"/></draw:custom-shape></text:p>
      <text:p text:style-name="P5"><draw:custom-shape text:anchor-type="paragraph" draw:z-index="11" draw:name="Shape 15" draw:style-name="gr8" svg:width="0.4079in" svg:height="0.1098in" svg:x="2.3354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9" draw:name="Shape 18" draw:style-name="gr1" svg:width="0.1335in" svg:height="0.315in" svg:x="0.5547in" svg:y="0.16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
      <text:p text:style-name="P5"><draw:custom-shape text:anchor-type="paragraph" draw:z-index="5" draw:name="Shape 5" draw:style-name="gr2" draw:text-style-name="P32" svg:width="0.9012in" svg:height="0.5031in" svg:x="0.1008in" svg:y="0.0319in"><text:p text:style-name="P31"><text:span text:style-name="T18">\psi’’ calc</text:span></text:p><text:p text:style-name="P31"><text:span text:style-name="T18"/></text:p><draw:enhanced-geometry svg:viewBox="0 0 21600 21600" draw:glue-points="10800 0 0 10800 10800 21600 21600 10800" draw:type="flowchart-process" draw:enhanced-path="M 0 0 L 21600 0 21600 21600 0 21600 0 0 Z N"/></draw:custom-shape><draw:custom-shape text:anchor-type="paragraph" draw:z-index="17" draw:name="Shape 11" draw:style-name="gr3" draw:text-style-name="P34" svg:width="0.8996in" svg:height="0.5024in" svg:x="1.4362in" svg:y="0.0146in"><text:p text:style-name="P33">V from nucleus and other electrons</text:p><draw:enhanced-geometry svg:viewBox="0 0 21600 21600" draw:glue-points="10800 0 0 10800 10800 21600 21600 10800" draw:type="flowchart-process" draw:enhanced-path="M 0 0 L 21600 0 21600 21600 0 21600 0 0 Z N"/></draw:custom-shape><draw:custom-shape text:anchor-type="paragraph" draw:z-index="14" draw:name="Shape 6" draw:style-name="gr5" svg:width="0.398in" svg:height="0.1614in" svg:x="1.0016in" svg:y="0.223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draw:custom-shape text:anchor-type="paragraph" draw:z-index="15" draw:name="Shape 19" draw:style-name="gr4" svg:width="0.2276in" svg:height="0.4835in" svg:x="0.6882in" svg:y="-0.145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 20" draw:style-name="gr4" svg:width="0.2276in" svg:height="0.4835in" svg:x="0.2717in" svg:y="-0.066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5"/>
      <text:p text:style-name="P5"/>
      <text:p text:style-name="P5"><draw:custom-shape text:anchor-type="paragraph" draw:z-index="6" draw:name="Shape 8" draw:style-name="gr3" draw:text-style-name="P34" svg:width="0.8996in" svg:height="0.5024in" svg:x="0.1008in" svg:y="0.0272in"><text:p text:style-name="P33">Score</text:p><text:p text:style-name="P33"/><draw:enhanced-geometry svg:viewBox="0 0 21600 21600" draw:glue-points="10800 0 0 10800 10800 21600 21600 10800" draw:type="flowchart-process" draw:enhanced-path="M 0 0 L 21600 0 21600 21600 0 21600 0 0 Z N"/></draw:custom-shape></text:p>
      <text:p text:style-name="P5"/>
      <text:p text:style-name="P5"/>
      <text:p text:style-name="P5"/>
      <text:p text:style-name="P5"/>
      <text:p text:style-name="P23">Constructing an electron’s wavefunction from the potential acting on it</text:p>
      <text:p text:style-name="P26">We use the following procedure to construct a wave function from Slater Type Orbitals (STOs), given an electric potential acting on it from nearby nucleii and electrons. The fundamental calculation underlying this is a rearranging of the Schrodinger equation into 2 forms: </text:p>
      <text:p text:style-name="P26"/>
      <text:p text:style-name="P26">$$ V = \frac{\hbar^2}{2m} \frac{\psi’’}{\psi} – E $$ <text:s/>(1)</text:p>
      <text:p text:style-name="P26"/>
      <text:p text:style-name="P26">$$ E = \frac{\hbar^2}{2m} \frac{\psi’’}{\psi} – V $$ <text:s/>(2)</text:p>
      <text:p text:style-name="P26"/>
      <text:p text:style-name="P27">$$ \frac{\psi’’}{\psi} = \frac{2m} {\hbar^2} <text:span text:style-name="T16">(V</text:span> <text:span text:style-name="T16">+</text:span> E<text:span text:style-name="T16">) </text:span>$$ <text:s/>(<text:span text:style-name="T16">3</text:span>)</text:p>
      <text:p text:style-name="P26"/>
      <text:p text:style-name="P26">(todo: Eqs for calculate psi and psi’’ from stos)</text:p>
      <text:p text:style-name="P26"/>
      <text:p text:style-name="P26">Note that this ratio of \psi’’ to \psi is real, even if its parts may not be.</text:p>
      <text:p text:style-name="P26"/>
      <text:p text:style-name="P26"/>
      <text:p text:style-name="P24">Choosing sample points and bases</text:p>
      <text:p text:style-name="P26"/>
      <text:p text:style-name="P26">- Construct the potential using Coulomb’s law; treat the nuclei as point charges, and treat the electron charge as distributed across space. We use a grid of partial charges to simulate a continuous charge.</text:p>
      <text:p text:style-name="P26"/>
      <text:p text:style-name="P26">- Choose a set of sample points to evaluate the wave function at. These should be spaced at varying distances from the nucleus to capture the wave function’s shape. Choosing points too close to the nucleus can cause numerical anomalies.</text:p>
      <text:p text:style-name="P26"/>
      <text:p text:style-name="P26">- Choose a set of basis STOs. (todo: Add to this if/once you determine how to tune xi)</text:p>
      <text:p text:style-name="P26"/>
      <text:p text:style-name="P26"/>
      <text:p text:style-name="P24">Finding base \xi and energy for a given potential</text:p>
      <text:p text:style-name="P26"/>
      <text:p text:style-name="P26"><text:span text:style-name="T16">We f</text:span>ind the base \xi, and energy given the potential. To do this, we take advantage of the principle that the potential goes to 0 at infinity. We select a point far enough from the nucleus that we expect V to be sufficiently close to 0, but not so much that we introduce numerical problems. A value of 30 Bohrs works for small atoms. We evaluate the coulomb potential at this point. We then set up a series of trial \xis. For each one, we evaluate \psi’’ and \psi (equations 3 and 4), then solve for E using equation 2. <text:span text:style-name="T16">We then score this solution by using a separate sample point at a different distance from the nucleus, but still relatively far from it. We evaluate psi at the point, and compare it to the Coulomb-calcualted V at this point. We choose the trial xi and E that minimize this different at our second sample point.</text:span></text:p>
      <text:p text:style-name="P26"/>
      <text:p text:style-name="P30"><text:soft-page-break/>Implicit in this is that energy, E, for a given electron is dependent entirely on the basis with lowest \xi. There is a 1:1 mapping between these. Some examples: A base xi of 1. corresponds to E = -0.5. (As soon in the Hydrogen atom). A base xi of 2 corresponds to E = -2.</text:p>
      <text:p text:style-name="P26"/>
      <text:p text:style-name="P26"/>
      <text:p text:style-name="P24">Finding the other \xis</text:p>
      <text:p text:style-name="P24"/>
      <text:p text:style-name="P28">We find weights of other bases by solving a system of linear equations. We must find basis weights that <text:s/>can be used to construct \psi and \psi’’, so as to satisfy equation 3. Equation 3 initially leads to <text:span text:style-name="T17">a matrix equation of</text:span> this form: $\frac{\psi’’ \cdot w}{\psi \cdot w} = <text:span text:style-name="T15">\frac{2m} {\hbar^2} </text:span>(V<text:span text:style-name="T15"> </text:span>+<text:span text:style-name="T15"> E</text:span>)$, where $w$ is the set of weights we are solving for. The initial division is done by element, so we re-arrange this to the following form, so it can be solved as a linear system.</text:p>
      <text:p text:style-name="P28"/>
      <text:p text:style-name="P28">$<text:span text:style-name="T17">\psi’’</text:span> – diag(b) <text:span text:style-name="T17">\psi</text:span> x = 0$</text:p>
      <text:p text:style-name="P28"/>
      <text:p text:style-name="P29">In this setup, the matrix columns for \psi’’ and \psi each correspond to a basis STO of a specific \xi, and the rows correspond to the sample points chosen above.</text:p>
      <text:p text:style-name="P28"/>
      <text:p text:style-name="P28">We solve for the weight vector this using SVD composition, to find its non-0 root. <text:span text:style-name="T17">The weights here, applied to the STOs, construct a wave function that satisfies the Schrodinger equation for the target potential.</text:span></text:p>
      <text:p text:style-name="P20"/>
      <text:p text:style-name="P5"/>
      <text:p text:style-name="P5"/>
      <text:p text:style-name="P5">Charge grid selection</text:p>
      <text:p text:style-name="P5"><text:span text:style-name="T2">A notable approximation in this technique is in modeling charge on a discrete grid. We evaluate charge from electrons as originating from a number of areas, with the charge in each area proportional to \psi^2 at that area’s center. </text:span><text:span text:style-name="T3">We only use areas a reasonable distance from the nucleus, as for bound electrons, charge approaches 0 as distance from nucleii increases.</text:span></text:p>
      <text:p text:style-name="P19"/>
      <text:p text:style-name="P6"><text:span text:style-name="T3">A </text:span><text:span text:style-name="T2">higher density of points leads to more accurate solutions, and increased computation time. Computation time increases significantly with an increase in grid size, due to the 3-dimensional nature of our spacial grid. The number of points \psi^2 must be evaluated on, and the number of points the coulomb potenial is calculated with each scaled with grid length cubed.</text:span></text:p>
      <text:p text:style-name="P20"/>
      <text:p text:style-name="P20">We could likely improve accuracy by choosing a grid with more points closer to nucleii (or by using some other metric), and appropriately compensating their charge value based on the volume of areas between points</text:p>
      <text:p text:style-name="P20"/>
      <text:p text:style-name="P12"/>
      <text:p text:style-name="P4">Sample points</text:p>
      <text:p text:style-name="P13">We choose a small number of sample points to evaluate \psi’’. <text:span text:style-name="T9">Enough points should be chosen to ensure a good sample of points to evaluate trial wave functions at. More complex systems may require more points. Choosing too many points leads to more computation time than needed without an increase in accuracy. Choosing too few (or poorly-located) points can lead to invalid solutions given a high score. This happens when a trial wave function matches the selected points, but differs elsewhere.</text:span></text:p>
      <text:p text:style-name="P10"/>
      <text:p text:style-name="P8"/>
      <text:p text:style-name="P6">Results</text:p>
      <text:p text:style-name="P6"><text:soft-page-break/></text:p>
      <text:p text:style-name="P16">In the sections below, we describe several examples, of increasing complexity.</text:p>
      <text:p text:style-name="P8"/>
      <text:p text:style-name="P3">Single-electron atoms</text:p>
      <text:p text:style-name="P10"/>
      <text:p text:style-name="P18">When using this technique to model systems that have only 1 electron, calculation is dramatically reduced due to the lack of electron-electron interactions. We initially examine Hydrogen.</text:p>
      <text:p text:style-name="P18"/>
      <text:p text:style-name="P18">Another example is <text:span text:style-name="T14">the dihydrogen cation H_2^+. </text:span></text:p>
      <text:p text:style-name="P10"/>
      <text:p text:style-name="P3">2-electron atoms</text:p>
      <text:p text:style-name="P10"/>
      <text:p text:style-name="P16">2-electron systems introduce electron-electron repulsion. For this section, we assume th<text:span text:style-name="T12">e</text:span> electrons have opposite spin, and therefore have no exchange interaction. We can make the assumption that the two electrons have identical wave functions <text:span text:style-name="T11">due to the system’s symmetry</text:span>.</text:p>
      <text:p text:style-name="P10"/>
      <text:p text:style-name="P10"/>
      <text:p text:style-name="P3">Many-electron atoms</text:p>
      <text:p text:style-name="P3"/>
      <text:p text:style-name="P17">For systems that have 3 or more electrons, we introduce exchange calculations, because at least 2 electrons <text:span text:style-name="T13">have the same spin.</text:span></text:p>
      <text:p text:style-name="P10"/>
      <text:p text:style-name="P10"/>
      <text:p text:style-name="P3">Multi-atomic molecules</text:p>
      <text:p text:style-name="P10"/>
      <text:p text:style-name="P21">The same principles can be applied to systems with more than one nucleus. </text:p>
      <text:p text:style-name="P8"/>
      <text:p text:style-name="P8"/>
      <text:p text:style-name="P2">Conclusion</text:p>
      <text:p text:style-name="P8">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9T15:53:22.469000000</meta:creation-date>
    <meta:generator>LibreOffice/7.2.1.2$Windows_X86_64 LibreOffice_project/87b77fad49947c1441b67c559c339af8f3517e22</meta:generator>
    <dc:date>2023-09-25T15:20:27.524000000</dc:date>
    <meta:editing-duration>P4DT1H38M31S</meta:editing-duration>
    <meta:editing-cycles>20</meta:editing-cycles>
    <meta:document-statistic meta:table-count="0" meta:image-count="0" meta:object-count="0" meta:page-count="4" meta:paragraph-count="47" meta:word-count="1230" meta:character-count="7390" meta:non-whitespace-character-count="6196"/>
  </office:meta>
</office:document-meta>
</file>